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style:shadow="none" style:may-break-between-rows="true" table:border-model="collapsing"/>
    </style:style>
    <style:style style:name="Glossario.A" style:family="table-column">
      <style:table-column-properties style:column-width="4.251cm" style:rel-column-width="16383*"/>
    </style:style>
    <style:style style:name="Gloss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loss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lossari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lossario.4" style:family="table-row">
      <style:table-row-properties fo:keep-together="auto"/>
    </style:style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0fbc1c" officeooo:paragraph-rsid="001a97af"/>
    </style:style>
    <style:style style:name="P7" style:family="paragraph" style:parent-style-name="Standard">
      <style:text-properties officeooo:rsid="0013328d" officeooo:paragraph-rsid="0013328d"/>
    </style:style>
    <style:style style:name="P8" style:family="paragraph" style:parent-style-name="Standard">
      <style:text-properties officeooo:paragraph-rsid="0013328d"/>
    </style:style>
    <style:style style:name="P9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10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1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2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3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4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15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16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17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18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19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20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21" style:family="paragraph" style:parent-style-name="Standard">
      <style:text-properties officeooo:paragraph-rsid="00151f70"/>
    </style:style>
    <style:style style:name="P22" style:family="paragraph" style:parent-style-name="Standard">
      <style:text-properties officeooo:rsid="0016c151" officeooo:paragraph-rsid="0016c151"/>
    </style:style>
    <style:style style:name="P23" style:family="paragraph" style:parent-style-name="Standard">
      <style:text-properties officeooo:rsid="00184c16" officeooo:paragraph-rsid="00184c16"/>
    </style:style>
    <style:style style:name="P24" style:family="paragraph" style:parent-style-name="Standard">
      <style:text-properties officeooo:rsid="0018f44f" officeooo:paragraph-rsid="0018f44f"/>
    </style:style>
    <style:style style:name="P25" style:family="paragraph" style:parent-style-name="Standard">
      <style:text-properties officeooo:rsid="0019f34f" officeooo:paragraph-rsid="0019f34f"/>
    </style:style>
    <style:style style:name="P26" style:family="paragraph" style:parent-style-name="Standard">
      <style:text-properties officeooo:rsid="0019f57a" officeooo:paragraph-rsid="0019f57a"/>
    </style:style>
    <style:style style:name="P27" style:family="paragraph" style:parent-style-name="Standard" style:list-style-name="L1">
      <style:text-properties officeooo:rsid="000c803e" officeooo:paragraph-rsid="000c803e"/>
    </style:style>
    <style:style style:name="P28" style:family="paragraph" style:parent-style-name="Standard" style:list-style-name="L3">
      <style:text-properties officeooo:rsid="000c803e" officeooo:paragraph-rsid="0013328d"/>
    </style:style>
    <style:style style:name="P29" style:family="paragraph" style:parent-style-name="Standard" style:list-style-name="L4">
      <style:text-properties officeooo:rsid="000c803e" officeooo:paragraph-rsid="0019f57a"/>
    </style:style>
    <style:style style:name="P30" style:family="paragraph" style:parent-style-name="Standard" style:list-style-name="L5">
      <style:text-properties officeooo:rsid="000c803e" officeooo:paragraph-rsid="0019f57a"/>
    </style:style>
    <style:style style:name="P31" style:family="paragraph" style:parent-style-name="Standard" style:list-style-name="L2">
      <style:text-properties officeooo:rsid="000fbc1c" officeooo:paragraph-rsid="001a97af"/>
    </style:style>
    <style:style style:name="P32" style:family="paragraph" style:parent-style-name="Standard" style:list-style-name="L2">
      <style:text-properties officeooo:rsid="000fbc1c" officeooo:paragraph-rsid="000fbc1c"/>
    </style:style>
    <style:style style:name="P33" style:family="paragraph" style:parent-style-name="Standard" style:list-style-name="L2">
      <style:text-properties officeooo:rsid="000fbc1c" officeooo:paragraph-rsid="00223798"/>
    </style:style>
    <style:style style:name="P34" style:family="paragraph" style:parent-style-name="Standard">
      <style:text-properties officeooo:rsid="000fbc1c" officeooo:paragraph-rsid="00223798"/>
    </style:style>
    <style:style style:name="P35" style:family="paragraph" style:parent-style-name="Standard" style:list-style-name="L10">
      <style:text-properties officeooo:rsid="000fbc1c" officeooo:paragraph-rsid="00223798"/>
    </style:style>
    <style:style style:name="P36" style:family="paragraph" style:parent-style-name="Standard" style:list-style-name="L3">
      <style:text-properties officeooo:rsid="000da18a" officeooo:paragraph-rsid="0013328d"/>
    </style:style>
    <style:style style:name="P37" style:family="paragraph" style:parent-style-name="Standard" style:list-style-name="L6">
      <style:text-properties officeooo:rsid="000da18a" officeooo:paragraph-rsid="001a97af"/>
    </style:style>
    <style:style style:name="P38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40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1d6652" officeooo:paragraph-rsid="001d6652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1f2911" officeooo:paragraph-rsid="001f2911" style:font-weight-asian="normal" style:font-weight-complex="normal"/>
    </style:style>
    <style:style style:name="P43" style:family="paragraph" style:parent-style-name="Standard">
      <style:text-properties fo:font-weight="normal" officeooo:rsid="000fbc1c" officeooo:paragraph-rsid="00223798" style:font-weight-asian="normal" style:font-weight-complex="normal"/>
    </style:style>
    <style:style style:name="P44" style:family="paragraph" style:parent-style-name="Standard" style:list-style-name="L8">
      <style:text-properties fo:font-weight="normal" officeooo:rsid="000fbc1c" officeooo:paragraph-rsid="00223798" style:font-weight-asian="normal" style:font-weight-complex="normal"/>
    </style:style>
    <style:style style:name="P45" style:family="paragraph" style:parent-style-name="Standard" style:list-style-name="L10">
      <style:text-properties fo:font-weight="normal" officeooo:rsid="000fbc1c" officeooo:paragraph-rsid="00223798" style:font-weight-asian="normal" style:font-weight-complex="normal"/>
    </style:style>
    <style:style style:name="P46" style:family="paragraph" style:parent-style-name="Standard" style:list-style-name="L2">
      <style:text-properties fo:font-weight="normal" officeooo:paragraph-rsid="00223798" style:font-weight-asian="normal" style:font-weight-complex="normal"/>
    </style:style>
    <style:style style:name="P47" style:family="paragraph" style:parent-style-name="Standard">
      <style:text-properties fo:font-weight="normal" officeooo:paragraph-rsid="00223798" style:font-weight-asian="normal" style:font-weight-complex="normal"/>
    </style:style>
    <style:style style:name="P48" style:family="paragraph" style:parent-style-name="Standard">
      <style:text-properties fo:font-weight="normal" officeooo:rsid="0022aa7e" officeooo:paragraph-rsid="0022aa7e" style:font-weight-asian="normal" style:font-weight-complex="normal"/>
    </style:style>
    <style:style style:name="P49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50" style:family="paragraph" style:parent-style-name="Standard">
      <style:text-properties fo:font-weight="bold" officeooo:rsid="00223798" officeooo:paragraph-rsid="00223798" style:font-weight-asian="bold" style:font-weight-complex="bold"/>
    </style:style>
    <style:style style:name="P51" style:family="paragraph" style:parent-style-name="Standard">
      <style:text-properties fo:font-weight="bold" officeooo:rsid="0022aa7e" officeooo:paragraph-rsid="0022aa7e" style:font-weight-asian="bold" style:font-weight-complex="bold"/>
    </style:style>
    <style:style style:name="P52" style:family="paragraph" style:parent-style-name="Standard">
      <style:text-properties fo:font-weight="bold" officeooo:rsid="0023a059" officeooo:paragraph-rsid="0023a059" style:font-weight-asian="bold" style:font-weight-complex="bold"/>
    </style:style>
    <style:style style:name="P53" style:family="paragraph" style:parent-style-name="Standard" style:list-style-name="L6">
      <style:text-properties officeooo:rsid="000ecf77" officeooo:paragraph-rsid="001a97af"/>
    </style:style>
    <style:style style:name="P54" style:family="paragraph" style:parent-style-name="Standard" style:list-style-name="L8">
      <style:text-properties officeooo:rsid="000ecf77" officeooo:paragraph-rsid="00223798"/>
    </style:style>
    <style:style style:name="P55" style:family="paragraph" style:parent-style-name="Standard" style:list-style-name="L9">
      <style:text-properties officeooo:paragraph-rsid="00223798"/>
    </style:style>
    <style:style style:name="P56" style:family="paragraph" style:parent-style-name="Standard">
      <style:text-properties officeooo:rsid="0023a059" officeooo:paragraph-rsid="0023a059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a7e" officeooo:paragraph-rsid="0022aa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59" officeooo:paragraph-rsid="0023a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bold" officeooo:rsid="000fbc1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8d" style:font-weight-asian="normal" style:font-weight-complex="normal"/>
    </style:style>
    <style:style style:name="T15" style:family="text">
      <style:text-properties fo:font-weight="normal" officeooo:rsid="0018f44f" style:font-weight-asian="normal" style:font-weight-complex="normal"/>
    </style:style>
    <style:style style:name="T16" style:family="text">
      <style:text-properties fo:font-weight="normal" officeooo:rsid="000fbc1c" style:font-weight-asian="normal" style:font-weight-complex="normal"/>
    </style:style>
    <style:style style:name="T17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8" style:family="text">
      <style:text-properties officeooo:rsid="00151f70"/>
    </style:style>
    <style:style style:name="T19" style:family="text">
      <style:text-properties officeooo:rsid="0018f44f"/>
    </style:style>
    <style:style style:name="T20" style:family="text">
      <style:text-properties officeooo:rsid="001bc534"/>
    </style:style>
    <style:style style:name="T21" style:family="text">
      <style:text-properties officeooo:rsid="001fe65f"/>
    </style:style>
    <style:style style:name="T22" style:family="text">
      <style:text-properties officeooo:rsid="0020d1f4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3a0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1108027085" text:style-name="L1">
        <text:list-item>
          <text:p text:style-name="P27">Requisiti rivisti: <text:span text:style-name="T4">OK</text:span></text:p>
        </text:list-item>
        <text:list-item>
          <text:p text:style-name="P27">Raggruppamento frasi <text:span text:style-name="T20">(a cosa serve??): finire</text:span></text:p>
        </text:list-item>
        <text:list-item>
          <text:p text:style-name="P27">Specifiche operazioni</text:p>
        </text:list-item>
      </text:list>
      <text:p text:style-name="P56">(<text:span text:style-name="T24">In giallo</text:span> sono identificati i concetti principali del dominio applicativo, rappresentati nello schema schelettro)</text:p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<text:span text:style-name="T24">utenti</text:span>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9">La media di tutte le recensioni ricevute deve essere maggiore od uguale a 4.8</text:span></text:p>
      <text:p text:style-name="P1"/>
      <text:p text:style-name="P2">Degli <text:span text:style-name="T24">alloggi</text:span>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<text:span text:style-name="T25">i alloggi</text:span>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<text:span text:style-name="T24">prenotazione</text:span> effettuate dagli utenti rappresentiamo data d’inizio, data di fine, <text:span text:style-name="T3">numero di ospitiv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<text:span text:style-name="T24">recensione</text:span> fatta dagli ospiti <text:span text:style-name="T3">rappresentiamo</text:span> due testi (uno per <text:span text:style-name="T25">l’alloggio</text:span>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6">Esse diventano visibili in due casi:</text:p>
      <text:list xml:id="list1995614211" text:style-name="L2">
        <text:list-item>
          <text:p text:style-name="P31">host ed ospiti hanno fatto le rispettive recensioni </text:p>
        </text:list-item>
        <text:list-item>
          <text:p text:style-name="P32">oppure se l’host non ha fatto la propria recensione, quella degli ospiti diventa visibile dopo 7 giorni dalla fine del soggiorno.</text:p>
        </text:list-item>
        <text:list-item>
          <text:p text:style-name="P32">oppure se gli ospiti non hanno fatto la propria recensione, quella dell’host diventa visibile dopo 7 giorni dalla fine del soggiorno. </text:p>
        </text:list-item>
      </text:list>
      <text:p text:style-name="P5"/>
      <text:p text:style-name="P5">Gli host e gli ospiti possono commentare più volte le <text:span text:style-name="T25">recensioni</text:span> in cui sono coinvolti, creando un thread di discussione.</text:p>
      <text:p text:style-name="P5"><text:soft-page-break/>Le recensioni sono visibili sui profili degli utenti suddivise in base a quelle ricevute come</text:p>
      <text:p text:style-name="P5">ospite e come host.</text:p>
      <text:p text:style-name="P5"/>
      <text:p text:style-name="P5"/>
      <text:p text:style-name="P15">Frasi riferite agli alloggi:</text:p>
      <text:list xml:id="list3245411287" text:style-name="L3">
        <text:list-item>
          <text:p text:style-name="P28">Si vuole realizzare una base di dati per un servizio che permette di affittare e prenotare</text:p>
          <text:p text:style-name="P28">alloggi di vario tipo ad esempio interi appartamenti, stanze private (camera privata e spazi</text:p>
          <text:p text:style-name="P28">comuni) e stanze condivise (spazio in comune e camera condivisa). <text:span text:style-name="T7">(Frase che identifica i tipi di alloggio)</text:span></text:p>
        </text:list-item>
        <text:list-item>
          <text:p text:style-name="P36">Degli alloggi prenotabili rappresentiamo nome, indirizzo, una descrizione, il prezzo per</text:p>
          <text:p text:style-name="P36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9"/>
      <text:p text:style-name="P17">Frasi riferite agli utenti</text:p>
      <text:list xml:id="list1774897221" text:style-name="L4">
        <text:list-item>
          <text:p text:style-name="P29">Degli utenti del servizio rappresentiamo indirizzo email, password, nome, cognome,</text:p>
          <text:p text:style-name="P38">numero/i di telefono, metodo di pagamento, eventuale foto delle carta d’identità, tipo (ospite, host, superhost) <text:span text:style-name="T1">ed eventuale badge.</text:span></text:p>
        </text:list-item>
      </text:list>
      <text:p text:style-name="P11"/>
      <text:p text:style-name="P17">Frasi riferite ai superhost</text:p>
      <text:list xml:id="list395673798" text:style-name="L5">
        <text:list-item>
          <text:p text:style-name="P30"><text:span text:style-name="T1">Un</text:span> “host” <text:span text:style-name="T1">può</text:span> diventare “superhost” se soddisfa i seguenti requisiti: <text:span text:style-name="T11">(***)</text:span></text:p>
          <text:p text:style-name="P30"><text:tab/>● Dev<text:span text:style-name="T1">e</text:span> aver completato almeno 10 soggiorni, per un totale di almeno 100 <text:s/><text:tab/> <text:s text:c="2"/>notti.</text:p>
          <text:p text:style-name="P30"><text:tab/>● Dev<text:span text:style-name="T1">e</text:span> aver conservato un tasso di cancellazione dell'1% (una cancellazione <text:s text:c="10"/><text:tab/> <text:s text:c="3"/>ogni</text:p>
          <text:p text:style-name="P30"><text:tab/>100 prenotazioni) massimo. </text:p>
          <text:p text:style-name="P49"><text:tab/>● <text:span text:style-name="T15">La media di tutte le recensioni ricevute deve essere maggiore od uguale a <text:s text:c="2"/><text:tab/> <text:s text:c="2"/>4.8</text:span></text:p>
        </text:list-item>
      </text:list>
      <text:p text:style-name="P9"/>
      <text:p text:style-name="P18">Frasi relative alle prenotazioni</text:p>
      <text:list xml:id="list303006756" text:style-name="L6">
        <text:list-item>
          <text:p text:style-name="P37">Gli utenti possono prenotare degli alloggi di qualsiasi tipo.</text:p>
          <text:p text:style-name="P53">Delle prenotazione effettuate dagli utenti rappresentiamo data d’inizio, data di fine, <text:span text:style-name="T3">numero di ospitivi, eventuali nomi degli ospiti (qualora siano utenti del servizio) ed il costo totale.</text:span></text:p>
          <text:p text:style-name="P53">La prenotazione deve essere confermata o rifiutata dall’host: se confermata viene eseguito il pagamento. </text:p>
          <text:p text:style-name="P39">Inoltre, la prenotazione può essere cancellata sia dall’ospite che dall’host.</text:p>
        </text:list-item>
      </text:list>
      <text:p text:style-name="P12"/>
      <text:p text:style-name="P50">Frasi relative alle recensioni</text:p>
      <text:list xml:id="list1310637236" text:style-name="L8">
        <text:list-item>
          <text:p text:style-name="P54">Al termine del soggiorno, gli ospiti e gli host si possono valutare a vicenda. </text:p>
          <text:p text:style-name="P54"><text:span text:style-name="T3">Dell</text:span>a <text:span text:style-name="T24">recensione</text:span> fatta dagli ospiti <text:span text:style-name="T3">rappresentiamo</text:span> due testi (uno per l’appartamento e uno per l’host) e una serie di punteggi in una scala da 1 a 5 su dimensioni come pulizia, comunicazione, posizione, qualità/prezzo.</text:p>
          <text:p text:style-name="P44">Della recensione dell’ host rappresentiamo solo un commento testuale.</text:p>
        </text:list-item>
      </text:list>
      <text:p text:style-name="P43"/>
      <text:p text:style-name="P50">Frasi relative alla visibilità delle recensioni</text:p>
      <text:list xml:id="list2992926960" text:style-name="L9">
        <text:list-item>
          <text:p text:style-name="P55"><text:span text:style-name="T16">Le recensioni possono essere visibili o non visibili.</text:span><text:span text:style-name="T12"> </text:span></text:p>
        </text:list-item>
      </text:list>
      <text:p text:style-name="P34"><text:tab/><text:tab/>Esse diventano visibili in due casi:</text:p>
      <text:list xml:id="list100656005024072" text:continue-list="list199561421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host ed ospiti hanno fatto le rispettive recensioni </text:p>
                        </text:list-item>
                        <text:list-item>
                          <text:p text:style-name="P33">oppure se l’host non ha fatto la propria recensione, quella degli ospiti diventa visibile dopo 7 giorni dalla fine del soggiorno.</text:p>
                        </text:list-item>
                        <text:list-item>
                          <text:p text:style-name="P46"><text:soft-page-break/><text:span text:style-name="T3">oppure se gli ospiti non hanno fatto la propria recensione, quella dell’host diventa visibile dopo 7 giorni dalla fine del soggiorno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50">Frasi relative alle operazioni su recensioni</text:p>
      <text:list xml:id="list4235080438" text:style-name="L10">
        <text:list-item>
          <text:p text:style-name="P35">Gli host e gli ospiti possono commentare più volte le review in cui sono coinvolti, creando un thread di discussione.</text:p>
          <text:p text:style-name="P35">Le recensioni sono visibili sui profili degli utenti suddivise in base a quelle ricevute come</text:p>
          <text:p text:style-name="P45">ospite e come host.</text:p>
        </text:list-item>
      </text:list>
      <text:p text:style-name="P12"/>
      <text:p text:style-name="P20">Disclaimer: <text:span text:style-name="T13">tutte le statistiche che seguono sono state elaborate a partire da quelle presenti in</text:span></text:p>
      <text:p text:style-name="P14"><text:a xlink:type="simple" xlink:href="https://ipropertymanagement.com/research/airbnb-statistics" text:style-name="Internet_20_link" text:visited-style-name="Visited_20_Internet_20_Link"><text:span text:style-name="T22">v</text:span></text:a><text:span text:style-name="T22">ari siti (*******),</text:span> supponendo una distribuzione uniforme discreta, <text:span text:style-name="T22">che costituisce ovviamente un’ipotesi molto grossolana, soprattutto per quanto concerne la distribuzione delle prenotazioni</text:span>)</text:p>
      <text:p text:style-name="P16"/>
      <text:p text:style-name="P19">Specifiche sulle operazioni</text:p>
      <text:p text:style-name="P13"/>
      <text:list xml:id="list3585559697" text:style-name="L7">
        <text:list-item>
          <text:p text:style-name="P41">Aggiornamento tasso di cancellazione host (1 volta al giorno)</text:p>
        </text:list-item>
        <text:list-item>
          <text:p text:style-name="P41">Controllo ed eventuale aggiornamento status utente da host a superhost (1 volta al giorno)</text:p>
        </text:list-item>
        <text:list-item>
          <text:p text:style-name="P41">Calcolo classifica degli alloggi più graditi (1 volta al mese)</text:p>
        </text:list-item>
        <text:list-item>
          <text:p text:style-name="P41">Registrazione nuovi utenti (<text:span text:style-name="T22">1300000</text:span> volte al giorno)</text:p>
        </text:list-item>
        <text:list-item>
          <text:p text:style-name="P41">Registrazione nuovo alloggio (<text:span text:style-name="T22">2740 volte al giorno</text:span>)</text:p>
        </text:list-item>
        <text:list-item>
          <text:p text:style-name="P41">Creazione lista preferiti</text:p>
        </text:list-item>
        <text:list-item>
          <text:p text:style-name="P41">Aggiornamento lista preferiti</text:p>
        </text:list-item>
        <text:list-item>
          <text:p text:style-name="P41">Aggiunta nuova prenotazione <text:span text:style-name="T21">(960000 volte al giorno</text:span><text:span text:style-name="T22">)</text:span></text:p>
        </text:list-item>
        <text:list-item>
          <text:p text:style-name="P41">Conferma prenotazione da parte dell’host <text:span text:style-name="T22">(700000 al giorno) </text:span></text:p>
        </text:list-item>
        <text:list-item>
          <text:p text:style-name="P41">Cancellazione prenotazione (da parte dell’host oppure dell’utente) <text:span text:style-name="T22">(40000 al giorno, supponendo un tasso di cancellazione medio del 5%)</text:span></text:p>
        </text:list-item>
        <text:list-item>
          <text:p text:style-name="P42">Nuova recensione fatta dall’Host</text:p>
        </text:list-item>
        <text:list-item>
          <text:p text:style-name="P42">Nuova recensione fatta dall’utente</text:p>
        </text:list-item>
        <text:list-item>
          <text:p text:style-name="P42">Pubblicazione recensioni</text:p>
        </text:list-item>
        <text:list-item>
          <text:p text:style-name="P42">Commento recensioni</text:p>
        </text:list-item>
      </text:list>
      <text:p text:style-name="P15"/>
      <text:p text:style-name="P51">Glossario</text:p>
      <table:table table:name="Glossario" table:style-name="Glossario" table:template-name="Default Style">
        <table:table-column table:style-name="Glossario.A" table:number-columns-repeated="4"/>
        <table:table-row table:style-name="TableLine94349355228224">
          <table:table-cell table:style-name="Glossario.A1" office:value-type="string">
            <text:p text:style-name="P57">Termine</text:p>
          </table:table-cell>
          <table:table-cell table:style-name="Glossario.A1" office:value-type="string">
            <text:p text:style-name="P57">Descrizione</text:p>
          </table:table-cell>
          <table:table-cell table:style-name="Glossario.A1" office:value-type="string">
            <text:p text:style-name="P57">Sinonimi</text:p>
          </table:table-cell>
          <table:table-cell table:style-name="Glossario.D1" office:value-type="string">
            <text:p text:style-name="P57">Collegamenti</text:p>
          </table:table-cell>
        </table:table-row>
        <table:table-row table:style-name="TableLine94349355228224">
          <table:table-cell table:style-name="Glossario.A2" office:value-type="string">
            <text:p text:style-name="P57">Utenti</text:p>
          </table:table-cell>
          <table:table-cell table:style-name="Glossario.A2" office:value-type="string">
            <text:p text:style-name="P58">Colore che prenotano un soggiorno oppure chi affitta l’alloggio.</text:p>
          </table:table-cell>
          <table:table-cell table:style-name="Glossario.A2" office:value-type="string">
            <text:p text:style-name="P58">Ospite (rispetto al primo tipo), host e superhost (questi ultimi rispetto al secondo tipo)</text:p>
          </table:table-cell>
          <table:table-cell table:style-name="Glossario.D2" office:value-type="string">
            <text:p text:style-name="P58">Prenotazioni, Alloggi, recensioni</text:p>
          </table:table-cell>
        </table:table-row>
        <table:table-row table:style-name="TableLine94349355228224">
          <table:table-cell table:style-name="Glossario.A2" office:value-type="string">
            <text:p text:style-name="P58">Alloggi</text:p>
          </table:table-cell>
          <table:table-cell table:style-name="Glossario.A2" office:value-type="string">
            <text:p text:style-name="P58">Edificio, di vario tipo, affittato dall’utente ospite e messo a disposizione dall’host</text:p>
          </table:table-cell>
          <table:table-cell table:style-name="Glossario.A2" office:value-type="string">
            <text:p text:style-name="P58">Case,Appartamento</text:p>
          </table:table-cell>
          <table:table-cell table:style-name="Glossario.D2" office:value-type="string">
            <text:p text:style-name="P58">Utenti, prenotazioni, recensioni</text:p>
          </table:table-cell>
        </table:table-row>
        <table:table-row table:style-name="Glossario.4">
          <table:table-cell table:style-name="Glossario.A2" office:value-type="string">
            <text:p text:style-name="P58">Prenotazione</text:p>
          </table:table-cell>
          <table:table-cell table:style-name="Glossario.A2" office:value-type="string">
            <text:p text:style-name="P58">Prenotazione di un alloggio da parte di un ospite.</text:p>
            <text:p text:style-name="P58">Deve essere accettata dall’host e può essere cancellata da entrambi.</text:p>
            <text:p text:style-name="P58">È soggetta ad una recensione.</text:p>
          </table:table-cell>
          <table:table-cell table:style-name="Glossario.A2" office:value-type="string">
            <text:p text:style-name="P58">Soggiorno (rispetto ad una prenotazione già completata)</text:p>
          </table:table-cell>
          <table:table-cell table:style-name="Glossario.D2" office:value-type="string">
            <text:p text:style-name="P58">Utenti, prenotazioni ed alloggi</text:p>
          </table:table-cell>
        </table:table-row>
        <text:soft-page-break/>
        <table:table-row table:style-name="TableLine94349355228224">
          <table:table-cell table:style-name="Glossario.A2" office:value-type="string">
            <text:p text:style-name="P58">Recensione</text:p>
          </table:table-cell>
          <table:table-cell table:style-name="Glossario.A2" office:value-type="string">
            <text:p text:style-name="P58">Giudizio espresso dall’ospite sull’host e sull’alloggio e dall’host sull’ospite.</text:p>
            <text:p text:style-name="P58">Può essere oggetto di discussione in un apposito thread.</text:p>
            <text:p text:style-name="P58">Diventa visibile solo a determinate condizioni.</text:p>
            <text:p text:style-name="P58">La recensione espressa dall’ospite riguarda più aspetti.</text:p>
          </table:table-cell>
          <table:table-cell table:style-name="Glossario.A2" office:value-type="string">
            <text:p text:style-name="P58">Review</text:p>
          </table:table-cell>
          <table:table-cell table:style-name="Glossario.D2" office:value-type="string">
            <text:p text:style-name="P58">Utenti ed alloggi (e prenotazioni??)</text:p>
          </table:table-cell>
        </table:table-row>
      </table:table>
      <text:p text:style-name="P48"/>
      <text:p text:style-name="P52">Schema schelettro: <text:span text:style-name="T13">Vedere quaderno (e prossimamente drawIo)</text:span></text:p>
      <text:p text:style-name="P15"/>
      <text:p text:style-name="P15">Precisazioni private che non verranno inserite nella documentazione finale</text:p>
      <text:p text:style-name="P10"/>
      <text:p text:style-name="P10">Dal sito di Airbnb:</text:p>
      <text:p text:style-name="P8"><text:span text:style-name="T14">“</text:span>Gli host su Airbnb offrono spazi di ogni genere, da stanze condivise a isole private. Ne esistono di 4 tipi: alloggi interi, stanze private, camere d'hotel e stanze condivise.”</text:p>
      <text:p text:style-name="P8"/>
      <text:p text:style-name="P8"><text:span text:style-name="T17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8"/>
      <text:p text:style-name="P8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7">Esempi di “spazi occupati da altri” potrebbero essere la cucina, i bagni, il soggiorno, ecc…</text:p>
      <text:p text:style-name="P7"/>
      <text:p text:style-name="P21"><text:span text:style-name="T10">Stanze condivise</text:span><text:span text:style-name="T18">: “[...]</text:span>Dormirai in una stanza assieme ad altri ospiti, con cui condividerai anche il resto dello spazio. Le stanze condivise sono la scelta ideale per i viaggiatori che vogliono spendere meno e cercano nuovi amici. <text:span text:style-name="T18">[…]”</text:span></text:p>
      <text:p text:style-name="P21"/>
      <text:p text:style-name="P22"><text:span text:style-name="T6">(*)</text:span>: il fatto che sia obbligatorio per prenotare si modella semplicemente rendendo il campo obbligatorio.</text:p>
      <text:p text:style-name="P22">Il vero problema è capire se il metodo di pagamento sia un dato specificato in fase di registrazione, ed eventualmente modificabile in seguito, oppure da specificarsi per la singola prenotazione.</text:p>
      <text:p text:style-name="P22">Io propenderei per la seconda soluzione, ma la cosa migliore è registarsi e scoprirlo.</text:p>
      <text:p text:style-name="P22"/>
      <text:p text:style-name="P23"><text:span text:style-name="T6">(**)</text:span> Secondo il garante della privacy, l’utente non è obbligato a fornirci la carta d’identità.</text:p>
      <text:p text:style-name="P23">Noi però possiamo richiederla e memorizzarla, a patto di rispettare quanto previsto dal GDPR su indicazione di modalità e fini del trattamento e periodo di conservazione.</text:p>
      <text:p text:style-name="P23">Quindi possiamo usare la presenza/assenza della carta d’identità per stabilire se l’utente sia verificato o meno.</text:p>
      <text:p text:style-name="P23">**OFF-TOPIC***</text:p>
      <text:p text:style-name="P23">Come fare per eliminare la carta? Si potrebbe usare un trigger, innescato dalla cancellazione dell’utente.</text:p>
      <text:p text:style-name="P23"/>
      <text:p text:style-name="P24"><text:span text:style-name="T6">(***)</text:span> Ho tolto l’inoltre perché a mio avviso confondeva.</text:p>
      <text:p text:style-name="P24">Dall’analisi del sito sembrerebbe emergere che l’utente non possa registarsi come superhost, ma solo diventarlo con il tempo, tramite il raggiungimento dei requisiti indicati in seguito.</text:p>
      <text:p text:style-name="P24"/>
      <text:p text:style-name="P25"><text:soft-page-break/><text:span text:style-name="T6">(****)</text:span> I costi delle pulizie (eseguite dall’host oppure da qualcun altro <text:s/>da lui incaricato) vengono addebitate all’utente come parte del costo complessivo del soggiorno.</text:p>
      <text:p text:style-name="P25"/>
      <text:p text:style-name="P26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4-16T10:06:55.157981738</dc:date>
    <meta:editing-duration>PT50M51S</meta:editing-duration>
    <meta:editing-cycles>9</meta:editing-cycles>
    <meta:generator>LibreOffice/7.2.5.2$Linux_X86_64 LibreOffice_project/20$Build-2</meta:generator>
    <meta:document-statistic meta:table-count="1" meta:image-count="0" meta:object-count="0" meta:page-count="5" meta:paragraph-count="132" meta:word-count="1583" meta:character-count="10555" meta:non-whitespace-character-count="9100"/>
  </office:meta>
</office:document-meta>
</file>